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es 1 Does ANSI recognize the Data type Date?</text:p>
      <text:p text:style-name="Standard"/>
      <text:p text:style-name="Standard">Ans 1 <text:s/>Yes, ANSI SQL recognizes the DATE data type, <text:s/>the specific implementation and behavior of the DATE data type may vary slightly across different database management systems, as they might extend or customize certain aspects while adhering to the overall ANSI SQL standard. </text:p>
      <text:p text:style-name="Standard"/>
      <text:p text:style-name="Standard">ques 2 Which Subdivison of SQL is used to insert Values in tables?</text:p>
      <text:p text:style-name="Standard"/>
      <text:p text:style-name="Standard">Ans2 The subdivision of SQL used to insert values into tables is Known as the Data Manipulation Language (DML). DML consists of commands such as INSERT, UPDATE, and DELETE, which are used to manipulate data within tab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22:22:55.141915529</meta:creation-date>
    <dc:date>2024-03-20T22:23:43.983645704</dc:date>
    <meta:editing-duration>PT49S</meta:editing-duration>
    <meta:editing-cycles>1</meta:editing-cycles>
    <meta:document-statistic meta:table-count="0" meta:image-count="0" meta:object-count="0" meta:page-count="1" meta:paragraph-count="4" meta:word-count="103" meta:character-count="612" meta:non-whitespace-character-count="510"/>
    <meta:generator>LibreOffice/7.3.7.2$Linux_X86_64 LibreOffice_project/30$Build-2</meta:generator>
  </office:meta>
</office:document-meta>
</file>